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9.267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2.893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1.697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44cm"/>
    </style:style>
    <style:style style:name="co24" style:family="table-column">
      <style:table-column-properties fo:break-before="auto" style:column-width="5.36cm"/>
    </style:style>
    <style:style style:name="co25" style:family="table-column">
      <style:table-column-properties fo:break-before="auto" style:column-width="4.27cm"/>
    </style:style>
    <style:style style:name="co26" style:family="table-column">
      <style:table-column-properties fo:break-before="auto" style:column-width="14.963cm"/>
    </style:style>
    <style:style style:name="co27" style:family="table-column">
      <style:table-column-properties fo:break-before="auto" style:column-width="6.708cm"/>
    </style:style>
    <style:style style:name="co28" style:family="table-column">
      <style:table-column-properties fo:break-before="auto" style:column-width="2.424cm"/>
    </style:style>
    <style:style style:name="co29" style:family="table-column">
      <style:table-column-properties fo:break-before="auto" style:column-width="12.063cm"/>
    </style:style>
    <style:style style:name="co30" style:family="table-column">
      <style:table-column-properties fo:break-before="auto" style:column-width="4.547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3.567cm"/>
    </style:style>
    <style:style style:name="co33" style:family="table-column">
      <style:table-column-properties fo:break-before="auto" style:column-width="3.948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2.914cm"/>
    </style:style>
    <style:style style:name="co37" style:family="table-column">
      <style:table-column-properties fo:break-before="auto" style:column-width="4.112cm"/>
    </style:style>
    <style:style style:name="co38" style:family="table-column">
      <style:table-column-properties fo:break-before="auto" style:column-width="1.77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71cm"/>
    </style:style>
    <style:style style:name="ce11" style:family="table-cell" style:parent-style-name="Default"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number-columns-repeated="54" table:default-cell-style-name="Default"/>
        <table:table-row table:style-name="ro4">
          <table:table-cell table:style-name="Default" office:value-type="string" calcext:value-type="string">
            <text:p>banka_kodu</text:p>
          </table:table-cell>
          <table:table-cell table:style-name="Default" office:value-type="string" calcext:value-type="string">
            <text:p>banka_adi</text:p>
          </table:table-cell>
          <table:table-cell table:style-name="Default" office:value-type="string" calcext:value-type="string">
            <text:p>bin_code</text:p>
          </table:table-cell>
          <table:table-cell table:style-name="Default" office:value-type="string" calcext:value-type="string">
            <text:p>card_type</text:p>
          </table:table-cell>
          <table:table-cell table:style-name="Default" office:value-type="string" calcext:value-type="string">
            <text:p>sinif</text:p>
          </table:table-cell>
          <table:table-cell table:style-name="Default" office:value-type="string" calcext:value-type="string">
            <text:p>marka</text:p>
          </table:table-cell>
          <table:table-cell table:style-name="Default"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table:style-name="Default" office:value-type="string" calcext:value-type="string">
            <text:p>odul</text:p>
          </table:table-cell>
          <table:table-cell table:style-name="Default" office:value-type="string" calcext:value-type="string">
            <text:p>ticari</text:p>
          </table:table-cell>
          <table:table-cell office:value-type="string" calcext:value-type="string">
            <text:p>yapıkredi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13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8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424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599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6504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297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9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487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3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66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7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6712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0002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397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09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33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3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8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347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716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5354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6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97926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95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0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5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7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57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74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9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08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000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34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6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785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72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5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65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000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5];[YapıKredi.B$25:.B$99];1;FALSE())" office:value-type="float" office:value="402940" calcext:value-type="float">
            <text:p>40294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6];[YapıKredi.B$25:.B$99];1;FALSE())" office:value-type="float" office:value="409084" calcext:value-type="float">
            <text:p>40908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7];[YapıKredi.B$25:.B$99];1;FALSE())" office:value-type="float" office:value="411724" calcext:value-type="float">
            <text:p>41172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8];[YapıKredi.B$25:.B$99];1;FALSE())" office:value-type="float" office:value="411943" calcext:value-type="float">
            <text:p>41194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9];[YapıKredi.B$25:.B$99];1;FALSE())" office:value-type="float" office:value="411944" calcext:value-type="float">
            <text:p>41194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0];[YapıKredi.B$25:.B$99];1;FALSE())" office:value-type="float" office:value="411979" calcext:value-type="float">
            <text:p>41197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1];[YapıKredi.B$25:.B$99];1;FALSE())" office:value-type="float" office:value="415792" calcext:value-type="float">
            <text:p>41579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3];[YapıKredi.B$25:.B$99];1;FALSE())" office:value-type="float" office:value="428945" calcext:value-type="float">
            <text:p>42894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5];[YapıKredi.B$25:.B$99];1;FALSE())" office:value-type="float" office:value="434724" calcext:value-type="float">
            <text:p>43472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7];[YapıKredi.B$25:.B$99];1;FALSE())" office:value-type="float" office:value="459252" calcext:value-type="float">
            <text:p>45925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8];[YapıKredi.B$25:.B$99];1;FALSE())" office:value-type="float" office:value="479909" calcext:value-type="float">
            <text:p>47990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1];[YapıKredi.B$25:.B$99];1;FALSE())" office:value-type="float" office:value="493841" calcext:value-type="float">
            <text:p>49384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2];[YapıKredi.B$25:.B$99];1;FALSE())" office:value-type="float" office:value="493846" calcext:value-type="float">
            <text:p>493846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3];[YapıKredi.B$25:.B$99];1;FALSE())" office:value-type="float" office:value="520017" calcext:value-type="float">
            <text:p>520017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24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1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5];[YapıKredi.B$25:.B$99];1;FALSE())" office:value-type="float" office:value="531369" calcext:value-type="float">
            <text:p>53136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7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9];[YapıKredi.B$25:.B$99];1;FALSE())" office:value-type="float" office:value="540045" calcext:value-type="float">
            <text:p>54004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0];[YapıKredi.B$25:.B$99];1;FALSE())" office:value-type="float" office:value="540046" calcext:value-type="float">
            <text:p>540046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1];[YapıKredi.B$25:.B$99];1;FALSE())" office:value-type="float" office:value="542119" calcext:value-type="float">
            <text:p>54211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2];[YapıKredi.B$25:.B$99];1;FALSE())" office:value-type="float" office:value="542798" calcext:value-type="float">
            <text:p>542798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3];[YapıKredi.B$25:.B$99];1;FALSE())" office:value-type="float" office:value="542804" calcext:value-type="float">
            <text:p>54280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64];[YapıKredi.B$25:.B$99];1;FALSE())" office:value-type="float" office:value="547244" calcext:value-type="float">
            <text:p>54724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5];[YapıKredi.B$25:.B$99];1;FALSE())" office:value-type="float" office:value="552101" calcext:value-type="float">
            <text:p>55210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54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70];[YapıKredi.B$25:.B$99];1;FALSE())" office:value-type="float" office:value="650170" calcext:value-type="float">
            <text:p>65017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000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9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970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25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75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0002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6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000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11305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5017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000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2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83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2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SN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6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4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1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79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4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000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0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383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609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4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93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253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4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2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5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9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8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9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1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4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8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9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1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2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115067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4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495];[YapıKredi.B$25:.B$99];1;FALSE())" office:value-type="float" office:value="404809" calcext:value-type="float">
            <text:p>40480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8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3];[YapıKredi.B$25:.B$99];1;FALSE())" office:value-type="float" office:value="434839" calcext:value-type="float">
            <text:p>43483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05];[YapıKredi.B$25:.B$99];1;FALSE())" office:value-type="float" office:value="446212" calcext:value-type="float">
            <text:p>44621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06];[YapıKredi.B$25:.B$99];1;FALSE())" office:value-type="float" office:value="450634" calcext:value-type="float">
            <text:p>45063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7];[YapıKredi.B$25:.B$99];1;FALSE())" office:value-type="float" office:value="455359" calcext:value-type="float">
            <text:p>45535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0];[YapıKredi.B$25:.B$99];1;FALSE())" office:value-type="float" office:value="479620" calcext:value-type="float">
            <text:p>47962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1];[YapıKredi.B$25:.B$99];1;FALSE())" office:value-type="float" office:value="479794" calcext:value-type="float">
            <text:p>47979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2];[YapıKredi.B$25:.B$99];1;FALSE())" office:value-type="float" office:value="479795" calcext:value-type="float">
            <text:p>47979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4];[YapıKredi.B$25:.B$99];1;FALSE())" office:value-type="float" office:value="491205" calcext:value-type="float">
            <text:p>49120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5];[YapıKredi.B$25:.B$99];1;FALSE())" office:value-type="float" office:value="491206" calcext:value-type="float">
            <text:p>491206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7];[YapıKredi.B$25:.B$99];1;FALSE())" office:value-type="float" office:value="492130" calcext:value-type="float">
            <text:p>49213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3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0];[YapıKredi.B$25:.B$99];1;FALSE())" office:value-type="float" office:value="523034" calcext:value-type="float">
            <text:p>52303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2];[YapıKredi.B$25:.B$99];1;FALSE())" office:value-type="float" office:value="525864" calcext:value-type="float">
            <text:p>52586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3];[YapıKredi.B$25:.B$99];1;FALSE())" office:value-type="float" office:value="533913" calcext:value-type="float">
            <text:p>53391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9];[YapıKredi.B$25:.B$99];1;FALSE())" office:value-type="float" office:value="540061" calcext:value-type="float">
            <text:p>54006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0];[YapıKredi.B$25:.B$99];1;FALSE())" office:value-type="float" office:value="540062" calcext:value-type="float">
            <text:p>54006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1];[YapıKredi.B$25:.B$99];1;FALSE())" office:value-type="float" office:value="540063" calcext:value-type="float">
            <text:p>54006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2];[YapıKredi.B$25:.B$99];1;FALSE())" office:value-type="float" office:value="540122" calcext:value-type="float">
            <text:p>54012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3];[YapıKredi.B$25:.B$99];1;FALSE())" office:value-type="float" office:value="540129" calcext:value-type="float">
            <text:p>54012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4];[YapıKredi.B$25:.B$99];1;FALSE())" office:value-type="float" office:value="542117" calcext:value-type="float">
            <text:p>542117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35];[YapıKredi.B$25:.B$99];1;FALSE())" office:value-type="float" office:value="545103" calcext:value-type="float">
            <text:p>54510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7];[YapıKredi.B$25:.B$99];1;FALSE())" office:value-type="float" office:value="552645" calcext:value-type="float">
            <text:p>55264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8];[YapıKredi.B$25:.B$99];1;FALSE())" office:value-type="float" office:value="552659" calcext:value-type="float">
            <text:p>552659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01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000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6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49];[YapıKredi.B$25:.B$99];1;FALSE())" office:value-type="float" office:value="979263" calcext:value-type="float">
            <text:p>97926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8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2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000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9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38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7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9000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9000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000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9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7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51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7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9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7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000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9000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0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9000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5358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1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2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3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5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Z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000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8];[YapıKredi.B$25:.B$99];1;FALSE())" office:value-type="float" office:value="425846" calcext:value-type="float">
            <text:p>425846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9];[YapıKredi.B$25:.B$99];1;FALSE())" office:value-type="float" office:value="425847" calcext:value-type="float">
            <text:p>425847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0];[YapıKredi.B$25:.B$99];1;FALSE())" office:value-type="float" office:value="425848" calcext:value-type="float">
            <text:p>425848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2];[YapıKredi.B$25:.B$99];1;FALSE())" office:value-type="float" office:value="441341" calcext:value-type="float">
            <text:p>44134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3];[YapıKredi.B$25:.B$99];1;FALSE())" office:value-type="float" office:value="522240" calcext:value-type="float">
            <text:p>52224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4];[YapıKredi.B$25:.B$99];1;FALSE())" office:value-type="float" office:value="522241" calcext:value-type="float">
            <text:p>52224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6];[YapıKredi.B$25:.B$99];1;FALSE())" office:value-type="float" office:value="554301" calcext:value-type="float">
            <text:p>554301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7];[YapıKredi.B$25:.B$99];1;FALSE())" office:value-type="float" office:value="558593" calcext:value-type="float">
            <text:p>55859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000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11];[YapıKredi.B$25:.B$99];1;FALSE())" office:value-type="float" office:value="979252" calcext:value-type="float">
            <text:p>97925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000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4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000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4742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5474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58];[YapıKredi.B$25:.B$99];1;FALSE())" office:value-type="float" office:value="417715" calcext:value-type="float">
            <text:p>41771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0];[YapıKredi.B$25:.B$99];1;FALSE())" office:value-type="float" office:value="423002" calcext:value-type="float">
            <text:p>42300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1];[YapıKredi.B$25:.B$99];1;FALSE())" office:value-type="float" office:value="424935" calcext:value-type="float">
            <text:p>42493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2];[YapıKredi.B$25:.B$99];1;FALSE())" office:value-type="float" office:value="432284" calcext:value-type="float">
            <text:p>43228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3];[YapıKredi.B$25:.B$99];1;FALSE())" office:value-type="float" office:value="432285" calcext:value-type="float">
            <text:p>432285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5];[YapıKredi.B$25:.B$99];1;FALSE())" office:value-type="float" office:value="434572" calcext:value-type="float">
            <text:p>434572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63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8];[YapıKredi.B$25:.B$99];1;FALSE())" office:value-type="float" office:value="511583" calcext:value-type="float">
            <text:p>511583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9];[YapıKredi.B$25:.B$99];1;FALSE())" office:value-type="float" office:value="533796" calcext:value-type="float">
            <text:p>533796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1];[YapıKredi.B$25:.B$99];1;FALSE())" office:value-type="float" office:value="534264" calcext:value-type="float">
            <text:p>53426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6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2];[YapıKredi.B$25:.B$99];1;FALSE())" office:value-type="float" office:value="536180" calcext:value-type="float">
            <text:p>536180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73];[YapıKredi.B$25:.B$99];1;FALSE())" office:value-type="float" office:value="547234" calcext:value-type="float">
            <text:p>547234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000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3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81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8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57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9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573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000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6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8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90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17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774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000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53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77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578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000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479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582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0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6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000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792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25</text:p>
          </table:table-cell>
          <table:table-cell office:value-type="string" calcext:value-type="string">
            <text:p>BİRLEŞİK ÖDEME VE ELEKTRONİK PARA HİZMET</text:p>
          </table:table-cell>
          <table:table-cell office:value-type="string" calcext:value-type="string">
            <text:p>979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519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979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39</text:p>
          </table:table-cell>
          <table:table-cell office:value-type="string" calcext:value-type="string">
            <text:p>OZAN ELEKTRONİK PARA A.Ş</text:p>
          </table:table-cell>
          <table:table-cell office:value-type="string" calcext:value-type="string">
            <text:p>4985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64</text:p>
          </table:table-cell>
          <table:table-cell office:value-type="string" calcext:value-type="string">
            <text:p>İYZİ ÖDEME VE ELEKTRONİK PARA HİZMETLERİ</text:p>
          </table:table-cell>
          <table:table-cell office:value-type="string" calcext:value-type="string">
            <text:p>535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70</text:p>
          </table:table-cell>
          <table:table-cell office:value-type="string" calcext:value-type="string">
            <text:p>TT ODEME VE ELEKTRONİK PARA HİZMETLERİ</text:p>
          </table:table-cell>
          <table:table-cell office:value-type="string" calcext:value-type="string">
            <text:p>5340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</table:table>
      <table:table table:name="binlistEski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2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table table:name="YapıKredi" table:style-name="ta1">
        <table:table-column table:style-name="co2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Banka Kodu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Kart Tipi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6888" calcext:value-type="float">
            <text:p>51688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63" calcext:value-type="float">
            <text:p>9792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0054" calcext:value-type="float">
            <text:p>51005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34839" calcext:value-type="float">
            <text:p>43483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3034" calcext:value-type="float">
            <text:p>5230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1369" calcext:value-type="float">
            <text:p>53136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6180" calcext:value-type="float">
            <text:p>53618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9252" calcext:value-type="float">
            <text:p>97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/>
      <number:text> </number:text>
    </number:number-style>
    <number:number-style style:name="N143">
      <number:text>-</number:text>
      <number:number number:decimal-places="2" number:min-decimal-places="2" number:min-integer-digits="1"/>
      <number:text> </number:text>
      <style:map style:condition="value()&gt;=0" style:apply-style-name="N14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16:23:42.52448651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16:23:50.419496898</dc:date>
    <meta:editing-duration>PT58M48S</meta:editing-duration>
    <meta:editing-cycles>30</meta:editing-cycles>
    <meta:generator>LibreOffice/7.0.4.2$Linux_X86_64 LibreOffice_project/00$Build-2</meta:generator>
    <meta:document-statistic meta:table-count="3" meta:cell-count="18843" meta:object-count="0"/>
  </office:meta>
</office:document-meta>
</file>